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font-size="14pt" style:font-size-asian="14pt" style:font-size-complex="14pt" fo:language="en" fo:country="US"/>
    </style:style>
    <style:style style:name="P3" style:parent-style-name="Normal" style:family="paragraph">
      <style:text-properties fo:font-size="14pt" style:font-size-asian="14pt" style:font-size-complex="14pt" fo:language="en" fo:country="US"/>
    </style:style>
    <style:style style:name="P4" style:parent-style-name="Normal" style:family="paragraph">
      <style:text-properties fo:font-size="14pt" style:font-size-asian="14pt" style:font-size-complex="14pt" fo:language="en" fo:country="US"/>
    </style:style>
    <style:style style:name="P5" style:parent-style-name="Normal" style:family="paragraph">
      <style:text-properties fo:font-size="14pt" style:font-size-asian="14pt" style:font-size-complex="14pt" fo:language="en" fo:country="US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text-properties fo:font-size="14pt" style:font-size-asian="14pt" style:font-size-complex="14pt" fo:language="en" fo:country="US"/>
    </style:style>
    <style:style style:name="P8" style:parent-style-name="Normal" style:family="paragraph">
      <style:text-properties fo:font-size="14pt" style:font-size-asian="14pt" style:font-size-complex="14pt" fo:language="en" fo:country="US"/>
    </style:style>
    <style:style style:name="P9" style:parent-style-name="Normal" style:family="paragraph">
      <style:text-properties fo:font-size="14pt" style:font-size-asian="14pt" style:font-size-complex="14pt" fo:language="en" fo:country="US"/>
    </style:style>
    <style:style style:name="P10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Cs215 Assignment 5</text:p>
      <text:p text:style-name="P2">Group: 7</text:p>
      <text:p text:style-name="P3">Participants: Abideen Ajanaku, Kirtan Rameshchandra Patel</text:p>
      <text:p text:style-name="P4">Student Id’s: 200487383, 200500108</text:p>
      <text:p text:style-name="P5"/>
      <text:p text:style-name="P6">Sample email for login<text:s/></text:p>
      <text:p text:style-name="P7">Email:<text:s/>godofwar@gmail.com</text:p>
      <text:p text:style-name="P8">Password:<text:s/>Canelo89Alvarez</text:p>
      <text:p text:style-name="P9"/>
      <text:p text:style-name="P10">Website url:<text:s/>http://www.webdev.cs.uregina.ca/~aai493/DailyBlog_assignment_5/signup.php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07%"/>
      <style:text-properties style:font-name="Aptos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fo:line-height="105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7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07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07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yan Osuagwu</meta:initial-creator>
    <dc:creator>Bryan Osuagwu</dc:creator>
    <meta:creation-date>2024-11-27T07:24:00Z</meta:creation-date>
    <dc:date>2024-11-27T07:49:00Z</dc:date>
    <meta:template xlink:href="Normal.dotm" xlink:type="simple"/>
    <meta:editing-cycles>1</meta:editing-cycles>
    <meta:editing-duration>PT1500S</meta:editing-duration>
    <meta:user-defined meta:name="GrammarlyDocumentId">9feda671-0156-4070-823a-f7a48c6586d1</meta:user-defined>
    <meta:document-statistic meta:page-count="1" meta:paragraph-count="8" meta:word-count="26" meta:character-count="276" meta:row-count="12" meta:non-whitespace-character-count="257"/>
  </office:meta>
</office:document-meta>
</file>